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26"/>
    <style:style style:name="P6" style:family="paragraph" style:parent-style-name="Preformatted_20_Text" style:list-style-name="L26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9">
      <style:paragraph-properties fo:margin-left="0cm" fo:margin-right="0cm" fo:text-indent="0cm" style:auto-text-indent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cm" fo:margin-bottom="0cm" style:contextual-spacing="false"/>
    </style:style>
    <style:style style:name="P38" style:family="paragraph" style:parent-style-name="Text_20_body" style:list-style-name="L16"/>
    <style:style style:name="P39" style:family="paragraph" style:parent-style-name="Text_20_body" style:list-style-name="L16">
      <style:paragraph-properties fo:margin-top="0cm" fo:margin-bottom="0cm" style:contextual-spacing="false"/>
    </style:style>
    <style:style style:name="P40" style:family="paragraph" style:parent-style-name="Text_20_body" style:list-style-name="L17"/>
    <style:style style:name="P41" style:family="paragraph" style:parent-style-name="Text_20_body" style:list-style-name="L17">
      <style:paragraph-properties fo:margin-top="0cm" fo:margin-bottom="0cm" style:contextual-spacing="false"/>
    </style:style>
    <style:style style:name="P42" style:family="paragraph" style:parent-style-name="Text_20_body">
      <style:paragraph-properties fo:margin-left="0cm" fo:margin-right="0cm" fo:text-indent="0cm" style:auto-text-indent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19">
      <style:paragraph-properties fo:margin-top="0cm" fo:margin-bottom="0cm" style:contextual-spacing="false"/>
    </style:style>
    <style:style style:name="P47" style:family="paragraph" style:parent-style-name="Text_20_body" style:list-style-name="L20"/>
    <style:style style:name="P48" style:family="paragraph" style:parent-style-name="Text_20_body" style:list-style-name="L20">
      <style:paragraph-properties fo:margin-top="0cm" fo:margin-bottom="0cm" style:contextual-spacing="false"/>
    </style:style>
    <style:style style:name="P49" style:family="paragraph" style:parent-style-name="Text_20_body" style:list-style-name="L21"/>
    <style:style style:name="P50" style:family="paragraph" style:parent-style-name="Text_20_body" style:list-style-name="L21">
      <style:paragraph-properties fo:margin-top="0cm" fo:margin-bottom="0cm" style:contextual-spacing="false"/>
    </style:style>
    <style:style style:name="P51" style:family="paragraph" style:parent-style-name="Text_20_body" style:list-style-name="L22"/>
    <style:style style:name="P52" style:family="paragraph" style:parent-style-name="Text_20_body" style:list-style-name="L22">
      <style:paragraph-properties fo:margin-top="0cm" fo:margin-bottom="0cm" style:contextual-spacing="false"/>
    </style:style>
    <style:style style:name="P53" style:family="paragraph" style:parent-style-name="Text_20_body" style:list-style-name="L23"/>
    <style:style style:name="P54" style:family="paragraph" style:parent-style-name="Text_20_body" style:list-style-name="L23">
      <style:paragraph-properties fo:margin-top="0cm" fo:margin-bottom="0cm" style:contextual-spacing="false"/>
    </style:style>
    <style:style style:name="P55" style:family="paragraph" style:parent-style-name="Text_20_body" style:list-style-name="L24"/>
    <style:style style:name="P56" style:family="paragraph" style:parent-style-name="Text_20_body" style:list-style-name="L24">
      <style:paragraph-properties fo:margin-top="0cm" fo:margin-bottom="0cm" style:contextual-spacing="false"/>
    </style:style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cm" fo:margin-bottom="0cm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paragraph-properties fo:margin-top="0cm" fo:margin-bottom="0cm" style:contextual-spacing="false"/>
    </style:style>
    <style:style style:name="P61" style:family="paragraph" style:parent-style-name="Text_20_body" style:list-style-name="L26">
      <style:paragraph-properties fo:margin-left="0cm" fo:margin-right="0cm" fo:text-indent="0cm" style:auto-text-indent="false"/>
    </style:style>
    <style:style style:name="P62" style:family="paragraph" style:parent-style-name="Text_20_body" style:list-style-name="L27"/>
    <style:style style:name="P63" style:family="paragraph" style:parent-style-name="Text_20_body" style:list-style-name="L27">
      <style:paragraph-properties fo:margin-top="0cm" fo:margin-bottom="0cm" style:contextual-spacing="false"/>
    </style:style>
    <style:style style:name="P64" style:family="paragraph" style:parent-style-name="Text_20_body" style:list-style-name="L28"/>
    <style:style style:name="P65" style:family="paragraph" style:parent-style-name="Text_20_body" style:list-style-name="L28">
      <style:paragraph-properties fo:margin-top="0cm" fo:margin-bottom="0cm" style:contextual-spacing="false"/>
    </style:style>
    <style:style style:name="P66" style:family="paragraph" style:parent-style-name="Text_20_body" style:list-style-name="L29"/>
    <style:style style:name="P67" style:family="paragraph" style:parent-style-name="Text_20_body" style:list-style-name="L29">
      <style:paragraph-properties fo:margin-top="0cm" fo:margin-bottom="0cm" style:contextual-spacing="false"/>
    </style:style>
    <style:style style:name="P68" style:family="paragraph" style:parent-style-name="Text_20_body" style:list-style-name="L30"/>
    <style:style style:name="P69" style:family="paragraph" style:parent-style-name="Text_20_body" style:list-style-name="L30">
      <style:paragraph-properties fo:margin-top="0cm" fo:margin-bottom="0cm" style:contextual-spacing="false"/>
    </style:style>
    <style:style style:name="P70" style:family="paragraph" style:parent-style-name="Text_20_body" style:list-style-name="L31"/>
    <style:style style:name="P71" style:family="paragraph" style:parent-style-name="Text_20_body" style:list-style-name="L31">
      <style:paragraph-properties fo:margin-top="0cm" fo:margin-bottom="0cm" style:contextual-spacing="false"/>
    </style:style>
    <style:style style:name="T1" style:family="text">
      <style:text-properties officeooo:rsid="000dbf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2.4 Crear, Mover y Eliminar Archivos y Directorios</text:h>
      <text:p text:style-name="Text_20_body"><text:span text:style-name="Strong_20_Emphasis">Introducción:</text:span> Una vez que puedes navegar por el sistema de archivos, el siguiente paso es aprender a manipular su contenido: crear nuevos archivos y directorios, copiarlos, moverlos, renombrarlos y eliminarlos.</text:p>
      <text:p text:style-name="Text_20_body"><text:span text:style-name="Strong_20_Emphasis">Comandos Esenciales:</text:span></text:p>
      <text:list text:style-name="L29">
        <text:list-item>
          <text:p text:style-name="P66"><text:span text:style-name="Strong_20_Emphasis"><text:span text:style-name="Source_20_Text">touch</text:span></text:span><text:span text:style-name="Strong_20_Emphasis">:</text:span></text:p>
          <text:list>
            <text:list-item>
              <text:p text:style-name="P67"><text:span text:style-name="Strong_20_Emphasis">Uso:</text:span> Principalmente, actualiza la fecha de último acceso y modificación de un archivo existente a la hora actual. Si el archivo no existe, lo crea vacío. </text:p>
            </text:list-item>
            <text:list-item>
              <text:p text:style-name="P67"><text:span text:style-name="Strong_20_Emphasis">Sintaxis:</text:span> <text:span text:style-name="Source_20_Text">touch [opciones] nombre_archivo...</text:span> </text:p>
            </text:list-item>
            <text:list-item>
              <text:p text:style-name="P67"><text:span text:style-name="Strong_20_Emphasis">Ejemplos:</text:span> </text:p>
              <text:list>
                <text:list-item>
                  <text:p text:style-name="P67"><text:span text:style-name="Source_20_Text">touch mi_archivo.txt</text:span>: Crea <text:span text:style-name="Source_20_Text">mi_archivo.txt</text:span> si no existe, o actualiza su fecha si ya existe. </text:p>
                </text:list-item>
                <text:list-item>
                  <text:p text:style-name="P67"><text:span text:style-name="Source_20_Text">touch archivo1.txt archivo2.log</text:span>: Puede crear/actualizar varios archivos a la vez. </text:p>
                </text:list-item>
              </text:list>
            </text:list-item>
          </text:list>
        </text:list-item>
        <text:list-item>
          <text:p text:style-name="P66"><text:span text:style-name="Strong_20_Emphasis"><text:span text:style-name="Source_20_Text">mkdir</text:span></text:span><text:span text:style-name="Strong_20_Emphasis"> (Make Directory):</text:span></text:p>
          <text:list>
            <text:list-item>
              <text:p text:style-name="P67"><text:span text:style-name="Strong_20_Emphasis">Uso:</text:span> Crea uno o más directorios nuevos. </text:p>
            </text:list-item>
            <text:list-item>
              <text:p text:style-name="P67"><text:span text:style-name="Strong_20_Emphasis">Sintaxis:</text:span> <text:span text:style-name="Source_20_Text">mkdir [opciones] nombre_directorio...</text:span> </text:p>
            </text:list-item>
            <text:list-item>
              <text:p text:style-name="P67"><text:span text:style-name="Strong_20_Emphasis">Ejemplos:</text:span> </text:p>
              <text:list>
                <text:list-item>
                  <text:p text:style-name="P67"><text:span text:style-name="Source_20_Text">mkdir mi_directorio</text:span>: Crea un directorio llamado <text:span text:style-name="Source_20_Text">mi_directorio</text:span> dentro del directorio actual. </text:p>
                </text:list-item>
                <text:list-item>
                  <text:p text:style-name="P67"><text:span text:style-name="Source_20_Text">mkdir dir1 dir2 dir3</text:span>: Crea tres directorios. </text:p>
                </text:list-item>
                <text:list-item>
                  <text:p text:style-name="P67"><text:span text:style-name="Source_20_Text">mkdir -p ruta/larga/de/directorios</text:span>: La opción <text:span text:style-name="Source_20_Text">-p</text:span> (parents) es muy útil, ya que crea los directorios padres intermedios si no existen. Sin <text:span text:style-name="Source_20_Text">-p</text:span>, si <text:span text:style-name="Source_20_Text">ruta</text:span> o <text:span text:style-name="Source_20_Text">larga</text:span> no existen, el comando fallaría. </text:p>
                </text:list-item>
              </text:list>
            </text:list-item>
          </text:list>
        </text:list-item>
        <text:list-item>
          <text:p text:style-name="P66"><text:span text:style-name="Strong_20_Emphasis"><text:span text:style-name="Source_20_Text">cp</text:span></text:span><text:span text:style-name="Strong_20_Emphasis"> (Copy):</text:span></text:p>
          <text:list>
            <text:list-item>
              <text:p text:style-name="P67"><text:span text:style-name="Strong_20_Emphasis">Uso:</text:span> Copia archivos o directorios. </text:p>
            </text:list-item>
            <text:list-item>
              <text:p text:style-name="P67"><text:span text:style-name="Strong_20_Emphasis">Sintaxis:</text:span> </text:p>
              <text:list>
                <text:list-item>
                  <text:p text:style-name="P67"><text:span text:style-name="Source_20_Text">cp [opciones] origen destino</text:span> (copiar un archivo a otro archivo o a un directorio) </text:p>
                </text:list-item>
                <text:list-item>
                  <text:p text:style-name="P67"><text:span text:style-name="Source_20_Text">cp [opciones] origen... directorio_destino</text:span> (copiar múltiples archivos a un directorio) </text:p>
                </text:list-item>
              </text:list>
            </text:list-item>
            <text:list-item>
              <text:p text:style-name="P67"><text:span text:style-name="Strong_20_Emphasis">Ejemplos:</text:span> </text:p>
              <text:list>
                <text:list-item>
                  <text:p text:style-name="P67"><text:span text:style-name="Source_20_Text">cp archivo1.txt archivo1.bak</text:span>: Copia <text:span text:style-name="Source_20_Text">archivo1.txt</text:span> a <text:span text:style-name="Source_20_Text">archivo1.bak</text:span> en el mismo directorio. </text:p>
                </text:list-item>
                <text:list-item>
                  <text:p text:style-name="P67"><text:span text:style-name="Source_20_Text">cp main.c ../backup/</text:span>: Copia <text:span text:style-name="Source_20_Text">main.c</text:span> al directorio <text:span text:style-name="Source_20_Text">backup</text:span> que está un nivel arriba. </text:p>
                </text:list-item>
                <text:list-item>
                  <text:p text:style-name="P67"><text:span text:style-name="Source_20_Text">cp /etc/hosts .</text:span>: Copia el archivo <text:span text:style-name="Source_20_Text">/etc/hosts</text:span> al directorio actual (<text:span text:style-name="Source_20_Text">.</text:span>). </text:p>
                </text:list-item>
                <text:list-item>
                  <text:p text:style-name="P67"><text:soft-page-break/><text:span text:style-name="Source_20_Text">cp *.txt documentos/</text:span>: Copia todos los archivos <text:span text:style-name="Source_20_Text">.txt</text:span> al subdirectorio <text:span text:style-name="Source_20_Text">documentos</text:span>. </text:p>
                </text:list-item>
                <text:list-item>
                  <text:p text:style-name="P67"><text:span text:style-name="Source_20_Text">cp -r directorio1 directorio_destino</text:span>: Para copiar un directorio y todo su contenido, es <text:span text:style-name="Strong_20_Emphasis">obligatorio</text:span> usar la opción <text:span text:style-name="Source_20_Text">-r</text:span> (recursive). </text:p>
                </text:list-item>
              </text:list>
            </text:list-item>
            <text:list-item>
              <text:p text:style-name="P67"><text:span text:style-name="Strong_20_Emphasis">Opciones Comunes:</text:span> </text:p>
              <text:list>
                <text:list-item>
                  <text:p text:style-name="P67"><text:span text:style-name="Source_20_Text">-r</text:span> o <text:span text:style-name="Source_20_Text">-R</text:span> (recursive): Copia directorios y su contenido recursivamente. </text:p>
                </text:list-item>
                <text:list-item>
                  <text:p text:style-name="P67"><text:span text:style-name="Source_20_Text">-i</text:span> (interactive): Pregunta antes de sobrescribir un archivo existente en el destino. </text:p>
                </text:list-item>
                <text:list-item>
                  <text:p text:style-name="P67"><text:span text:style-name="Source_20_Text">-v</text:span> (verbose): Muestra qué archivos se están copiando. </text:p>
                </text:list-item>
                <text:list-item>
                  <text:p text:style-name="P67"><text:span text:style-name="Source_20_Text">-p</text:span> (preserve): Conserva atributos como permisos, propietario y fechas de modificación. </text:p>
                </text:list-item>
              </text:list>
            </text:list-item>
          </text:list>
        </text:list-item>
        <text:list-item>
          <text:p text:style-name="P66"><text:span text:style-name="Strong_20_Emphasis"><text:span text:style-name="Source_20_Text">mv</text:span></text:span><text:span text:style-name="Strong_20_Emphasis"> (Move):</text:span></text:p>
          <text:list>
            <text:list-item>
              <text:p text:style-name="P67"><text:span text:style-name="Strong_20_Emphasis">Uso:</text:span> Mueve archivos o directorios de un lugar a otro. También se usa para <text:span text:style-name="Strong_20_Emphasis">renombrar</text:span> archivos o directorios si el origen y el destino están en el mismo directorio. </text:p>
            </text:list-item>
            <text:list-item>
              <text:p text:style-name="P67"><text:span text:style-name="Strong_20_Emphasis">Sintaxis:</text:span> </text:p>
              <text:list>
                <text:list-item>
                  <text:p text:style-name="P67"><text:span text:style-name="Source_20_Text">mv [opciones] origen destino</text:span> (mover/renombrar un archivo/directorio) </text:p>
                </text:list-item>
                <text:list-item>
                  <text:p text:style-name="P67"><text:span text:style-name="Source_20_Text">mv [opciones] origen... directorio_destino</text:span> (mover múltiples archivos/directorios a un directorio) </text:p>
                </text:list-item>
              </text:list>
            </text:list-item>
            <text:list-item>
              <text:p text:style-name="P67"><text:span text:style-name="Strong_20_Emphasis">Ejemplos:</text:span> </text:p>
              <text:list>
                <text:list-item>
                  <text:p text:style-name="P67"><text:span text:style-name="Source_20_Text">mv archivo_viejo.txt archivo_nuevo.txt</text:span>: Renombra <text:span text:style-name="Source_20_Text">archivo_viejo.txt</text:span> a <text:span text:style-name="Source_20_Text">archivo_nuevo.txt</text:span>. </text:p>
                </text:list-item>
                <text:list-item>
                  <text:p text:style-name="P67"><text:span text:style-name="Source_20_Text">mv reporte.pdf ../informes/</text:span>: Mueve <text:span text:style-name="Source_20_Text">reporte.pdf</text:span> al directorio <text:span text:style-name="Source_20_Text">informes</text:span> que está un nivel arriba. </text:p>
                </text:list-item>
                <text:list-item>
                  <text:p text:style-name="P67"><text:span text:style-name="Source_20_Text">mv dir1 dir2 /tmp/</text:span>: Mueve los directorios <text:span text:style-name="Source_20_Text">dir1</text:span> y <text:span text:style-name="Source_20_Text">dir2</text:span> (y su contenido) al directorio <text:span text:style-name="Source_20_Text">/tmp</text:span>. </text:p>
                </text:list-item>
              </text:list>
            </text:list-item>
            <text:list-item>
              <text:p text:style-name="P67"><text:span text:style-name="Strong_20_Emphasis">Opciones Comunes:</text:span> </text:p>
              <text:list>
                <text:list-item>
                  <text:p text:style-name="P67"><text:span text:style-name="Source_20_Text">-i</text:span> (interactive): Pregunta antes de sobrescribir. </text:p>
                </text:list-item>
                <text:list-item>
                  <text:p text:style-name="P67"><text:span text:style-name="Source_20_Text">-v</text:span> (verbose): Muestra qué se está moviendo/renombrando. </text:p>
                </text:list-item>
              </text:list>
            </text:list-item>
          </text:list>
        </text:list-item>
        <text:list-item>
          <text:p text:style-name="P66"><text:span text:style-name="Strong_20_Emphasis"><text:span text:style-name="Source_20_Text">rm</text:span></text:span><text:span text:style-name="Strong_20_Emphasis"> (Remove):</text:span></text:p>
          <text:list>
            <text:list-item>
              <text:p text:style-name="P67"><text:span text:style-name="Strong_20_Emphasis">Uso:</text:span> Elimina archivos. <text:span text:style-name="Strong_20_Emphasis">¡Este comando es peligroso!</text:span> Los archivos eliminados con <text:span text:style-name="Source_20_Text">rm</text:span> generalmente no se pueden recuperar fácilmente (no van a una "papelera"). Úsalo con precaución. </text:p>
            </text:list-item>
            <text:list-item>
              <text:p text:style-name="P67"><text:span text:style-name="Strong_20_Emphasis">Sintaxis:</text:span> <text:span text:style-name="Source_20_Text">rm [opciones] nombre_archivo...</text:span> </text:p>
            </text:list-item>
            <text:list-item>
              <text:p text:style-name="P67"><text:span text:style-name="Strong_20_Emphasis">Ejemplos:</text:span> </text:p>
              <text:list>
                <text:list-item>
                  <text:p text:style-name="P67"><text:span text:style-name="Source_20_Text">rm archivo_temporal.tmp</text:span>: Elimina el archivo <text:span text:style-name="Source_20_Text">archivo_temporal.tmp</text:span>. </text:p>
                </text:list-item>
                <text:list-item>
                  <text:p text:style-name="P67"><text:span text:style-name="Source_20_Text">rm *.log</text:span>: Elimina todos los archivos que terminan en <text:span text:style-name="Source_20_Text">.log</text:span>. </text:p>
                </text:list-item>
              </text:list>
            </text:list-item>
            <text:list-item>
              <text:p text:style-name="P67"><text:soft-page-break/><text:span text:style-name="Strong_20_Emphasis">Opciones Comunes:</text:span> </text:p>
              <text:list>
                <text:list-item>
                  <text:p text:style-name="P67"><text:span text:style-name="Source_20_Text">-i</text:span> (interactive): Pregunta antes de eliminar cada archivo. <text:span text:style-name="Strong_20_Emphasis">Recomendado para principiantes</text:span>. </text:p>
                </text:list-item>
                <text:list-item>
                  <text:p text:style-name="P67"><text:span text:style-name="Source_20_Text">-f</text:span> (force): Fuerza la eliminación sin preguntar, incluso si los archivos son de solo lectura. <text:span text:style-name="Strong_20_Emphasis">Muy peligroso, especialmente combinado con </text:span><text:span text:style-name="Strong_20_Emphasis"><text:span text:style-name="Source_20_Text">-r</text:span></text:span>. </text:p>
                </text:list-item>
                <text:list-item>
                  <text:p text:style-name="P67"><text:span text:style-name="Source_20_Text">-r</text:span> o <text:span text:style-name="Source_20_Text">-R</text:span> (recursive): Elimina directorios y todo su contenido recursivamente. <text:span text:style-name="Strong_20_Emphasis">Extremadamente peligroso si se usa incorrectamente (e.g., </text:span><text:span text:style-name="Strong_20_Emphasis"><text:span text:style-name="Source_20_Text">rm -rf /</text:span></text:span><text:span text:style-name="Strong_20_Emphasis">)</text:span>. </text:p>
                </text:list-item>
                <text:list-item>
                  <text:p text:style-name="P67"><text:span text:style-name="Source_20_Text">-v</text:span> (verbose): Muestra qué archivos se están eliminando. </text:p>
                </text:list-item>
              </text:list>
            </text:list-item>
          </text:list>
        </text:list-item>
        <text:list-item>
          <text:p text:style-name="P66"><text:span text:style-name="Strong_20_Emphasis"><text:span text:style-name="Source_20_Text">rmdir</text:span></text:span><text:span text:style-name="Strong_20_Emphasis"> (Remove Directory):</text:span></text:p>
          <text:list>
            <text:list-item>
              <text:p text:style-name="P67"><text:span text:style-name="Strong_20_Emphasis">Uso:</text:span> Elimina directorios, <text:span text:style-name="Strong_20_Emphasis">pero solo si están vacíos</text:span>. </text:p>
            </text:list-item>
            <text:list-item>
              <text:p text:style-name="P67"><text:span text:style-name="Strong_20_Emphasis">Sintaxis:</text:span> <text:span text:style-name="Source_20_Text">rmdir [opciones] nombre_directorio...</text:span> </text:p>
            </text:list-item>
            <text:list-item>
              <text:p text:style-name="P67"><text:span text:style-name="Strong_20_Emphasis">Ejemplo:</text:span> <text:span text:style-name="Source_20_Text">rmdir directorio_vacio</text:span> </text:p>
            </text:list-item>
            <text:list-item>
              <text:p text:style-name="P66"><text:span text:style-name="Strong_20_Emphasis">Nota:</text:span> Para eliminar directorios con contenido, debes usar <text:span text:style-name="Source_20_Text">rm -r</text:span>. </text:p>
            </text:list-item>
          </text:list>
        </text:list-item>
      </text:list>
      <text:p text:style-name="Text_20_body"><text:span text:style-name="Strong_20_Emphasis">Precauciones:</text:span></text:p>
      <text:list text:style-name="L30">
        <text:list-item>
          <text:p text:style-name="P69">Siempre verifica en qué directorio estás (<text:span text:style-name="Source_20_Text">pwd</text:span>) antes de usar <text:span text:style-name="Source_20_Text">rm</text:span>, especialmente con comodines (<text:span text:style-name="Source_20_Text">*</text:span>) u opciones recursivas (<text:span text:style-name="Source_20_Text">-r</text:span>). </text:p>
        </text:list-item>
        <text:list-item>
          <text:p text:style-name="P69">Considera usar la opción <text:span text:style-name="Source_20_Text">-i</text:span> con <text:span text:style-name="Source_20_Text">cp</text:span>, <text:span text:style-name="Source_20_Text">mv</text:span> y <text:span text:style-name="Source_20_Text">rm</text:span> hasta que te sientas cómodo. </text:p>
        </text:list-item>
        <text:list-item>
          <text:p text:style-name="P68">Evita usar <text:span text:style-name="Source_20_Text">rm -rf</text:span> a menos que estés absolutamente seguro de lo que estás haciendo. Un error tipográfico puede ser catastrófico. </text:p>
        </text:list-item>
      </text:list>
      <text:p text:style-name="Text_20_body"><text:span text:style-name="Strong_20_Emphasis">Fuentes y Más Información:</text:span></text:p>
      <text:list text:style-name="L31">
        <text:list-item>
          <text:p text:style-name="P71"><text:a xlink:type="simple" xlink:href="https://www.dreamhost.com/blog/es/comandos-linux-que-debes-conocer/" office:target-frame-name="_blank" xlink:show="new" text:style-name="Internet_20_link" text:visited-style-name="Visited_20_Internet_20_Link">Top 100 Comandos Linux (DreamHost)</text:a> (Cubre <text:span text:style-name="Source_20_Text">mkdir</text:span>, <text:span text:style-name="Source_20_Text">rmdir</text:span>, <text:span text:style-name="Source_20_Text">cp</text:span>, <text:span text:style-name="Source_20_Text">mv</text:span>, <text:span text:style-name="Source_20_Text">rm</text:span>) </text:p>
        </text:list-item>
        <text:list-item>
          <text:p text:style-name="P71"><text:a xlink:type="simple" xlink:href="https://kinsta.com/es/blog/linux-comandos/" office:target-frame-name="_blank" xlink:show="new" text:style-name="Internet_20_link" text:visited-style-name="Visited_20_Internet_20_Link">Los 40 comandos de Linux más utilizados que debe conocer (Kinsta)</text:a> (Explica <text:span text:style-name="Source_20_Text">cp</text:span>, <text:span text:style-name="Source_20_Text">rm</text:span>, <text:span text:style-name="Source_20_Text">mv</text:span>) </text:p>
        </text:list-item>
        <text:list-item>
          <text:p text:style-name="P71"><text:a xlink:type="simple" xlink:href="https://www.xataka.com/basics/41-comandos-basicos-para-terminal-linux-que-dar-tus-primeros-pasos-su-consola" office:target-frame-name="_blank" xlink:show="new" text:style-name="Internet_20_link" text:visited-style-name="Visited_20_Internet_20_Link">41 comandos básicos para el terminal de Linux... (Xataka)</text:a> (Incluye <text:span text:style-name="Source_20_Text">mkdir</text:span>, <text:span text:style-name="Source_20_Text">rmdir</text:span>, <text:span text:style-name="Source_20_Text">cp</text:span>, <text:span text:style-name="Source_20_Text">mv</text:span>, <text:span text:style-name="Source_20_Text">rm</text:span>, <text:span text:style-name="Source_20_Text">touch</text:span>) </text:p>
        </text:list-item>
        <text:list-item>
          <text:p text:style-name="P71"><text:a xlink:type="simple" xlink:href="https://www.swhosting.com/es/comunidad/manual/comandos-basicos-para-usar-en-el-terminal" office:target-frame-name="_blank" xlink:show="new" text:style-name="Internet_20_link" text:visited-style-name="Visited_20_Internet_20_Link">Comandos básicos para usar en el terminal (SW Hosting)</text:a> (Menciona <text:span text:style-name="Source_20_Text">mkdir</text:span>, <text:span text:style-name="Source_20_Text">rmdir</text:span>, <text:span text:style-name="Source_20_Text">mv</text:span>, <text:span text:style-name="Source_20_Text">rm</text:span>) </text:p>
        </text:list-item>
        <text:list-item>
          <text:p text:style-name="P70"><text:a xlink:type="simple" xlink:href="https://axarnet.es/blog/comandos-linux" office:target-frame-name="_blank" xlink:show="new" text:style-name="Internet_20_link" text:visited-style-name="Visited_20_Internet_20_Link">25 comandos de Linux básicos【Para principiantes】 (Axarnet)</text:a> (Advierte sobre los peligros de <text:span text:style-name="Source_20_Text">rm -rf</text:span>)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3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3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1T21:18:40.392854442</dc:date>
    <meta:editing-duration>PT1H33M47S</meta:editing-duration>
    <meta:editing-cycles>9</meta:editing-cycles>
    <meta:generator>LibreOffice/24.2.2.2$Linux_X86_64 LibreOffice_project/d56cc158d8a96260b836f100ef4b4ef25d6f1a01</meta:generator>
    <meta:document-statistic meta:table-count="0" meta:image-count="0" meta:object-count="0" meta:page-count="3" meta:paragraph-count="75" meta:word-count="770" meta:character-count="5015" meta:non-whitespace-character-count="4327"/>
  </office:meta>
</office:document-meta>
</file>